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crosoft JhengHei UI" officeooo:rsid="001d7661" officeooo:paragraph-rsid="001d7661"/>
    </style:style>
    <style:style style:name="P2" style:family="paragraph" style:parent-style-name="Standard">
      <style:paragraph-properties fo:text-align="start" style:justify-single-word="false"/>
      <style:text-properties style:font-name="Microsoft JhengHei UI" officeooo:rsid="001d7661" officeooo:paragraph-rsid="001d7661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Microsoft JhengHei UI" officeooo:rsid="001d7661" officeooo:paragraph-rsid="001d7661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Microsoft JhengHei UI" officeooo:rsid="001d7661" officeooo:paragraph-rsid="001f71c4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Microsoft JhengHei UI" officeooo:rsid="001f71c4" officeooo:paragraph-rsid="001f71c4"/>
    </style:style>
    <style:style style:name="T1" style:family="text">
      <style:text-properties officeooo:rsid="001f71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HealthApp Beta 1,0</text:p>
      <text:p text:style-name="P1"/>
      <text:p text:style-name="P2">Structure de la plateforme</text:p>
      <text:p text:style-name="P2"/>
      <text:list xml:id="list1625835572" text:style-name="L3">
        <text:list-item>
          <text:p text:style-name="P3">WEB</text:p>
          <text:list>
            <text:list-item>
              <text:p text:style-name="P3">/INDEX</text:p>
            </text:list-item>
            <text:list-item>
              <text:p text:style-name="P3">/MY (Menu de l’utilisateur)</text:p>
            </text:list-item>
            <text:list-item>
              <text:p text:style-name="P3">/RECIPES</text:p>
            </text:list-item>
            <text:list-item>
              <text:p text:style-name="P3">/TIPS</text:p>
            </text:list-item>
            <text:list-item>
              <text:p text:style-name="P3">/PROFILE</text:p>
            </text:list-item>
          </text:list>
        </text:list-item>
      </text:list>
      <text:p text:style-name="P2"/>
      <text:list xml:id="list194801032905311" text:continue-numbering="true" text:style-name="L3">
        <text:list-item>
          <text:p text:style-name="P5">API</text:p>
          <text:list>
            <text:list-item>
              <text:p text:style-name="P5">/API/INDEX (like MY in WEB</text:p>
            </text:list-item>
            <text:list-item>
              <text:p text:style-name="P4"><text:span text:style-name="T1">/API/</text:span>RECIPES</text:p>
            </text:list-item>
            <text:list-item>
              <text:p text:style-name="P4"><text:span text:style-name="T1">/API/</text:span>TIPS</text:p>
            </text:list-item>
            <text:list-item>
              <text:p text:style-name="P4"><text:span text:style-name="T1">/API/</text:span>PROFILE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52:21.946000000</meta:creation-date>
    <dc:date>2018-12-20T19:48:00.693000000</dc:date>
    <meta:editing-duration>PT15M6S</meta:editing-duration>
    <meta:editing-cycles>1</meta:editing-cycles>
    <meta:document-statistic meta:table-count="0" meta:image-count="0" meta:object-count="0" meta:page-count="1" meta:paragraph-count="13" meta:word-count="36" meta:character-count="176" meta:non-whitespace-character-count="164"/>
    <meta:generator>LibreOffice/6.1.4.2$Windows_X86_64 LibreOffice_project/9d0f32d1f0b509096fd65e0d4bec26ddd1938fd3</meta:generator>
  </office:meta>
</office:document-meta>
</file>